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page"/>
      <style:text-properties officeooo:paragraph-rsid="00095e43"/>
    </style:style>
    <style:style style:name="P2" style:family="paragraph" style:parent-style-name="Text_20_body">
      <style:paragraph-properties fo:margin-left="0cm" fo:margin-right="0cm" fo:text-indent="0cm" style:auto-text-indent="false" fo:padding="0.049cm" fo:border="0.06pt solid #d9d9e3"/>
    </style:style>
    <style:style style:name="P3" style:family="paragraph" style:parent-style-name="Text_20_body">
      <style:paragraph-properties fo:margin-left="0cm" fo:margin-right="0cm" fo:text-indent="0cm" style:auto-text-indent="false" fo:break-before="page" fo:padding="0.049cm" fo:border="0.06pt solid #d9d9e3"/>
    </style:style>
    <style:style style:name="P4" style:family="paragraph" style:parent-style-name="Text_20_body">
      <style:paragraph-properties fo:margin-left="0cm" fo:margin-right="0cm" fo:text-indent="0cm" style:auto-text-indent="false"/>
      <style:text-properties officeooo:paragraph-rsid="00095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ge 1</text:p>
      <text:p text:style-name="P2">In the quiet town of Everwood, nestled between rolling hills and dense forests, Alex stumbled upon an old bookstore. Intrigued, they entered and found a dusty tome that hinted at the existence of a long-lost artifact.</text:p>
      <text:p text:style-name="P2"/>
      <text:p text:style-name="P3">Page 2</text:p>
      <text:p text:style-name="P2">Driven by curiosity, Alex delved into the book, uncovering tales of ancient civilizations and magical relics. The artifact, it seemed, held the key to unimaginable power. Determined, Alex embarked on a journey to unearth this mysterious object.</text:p>
      <text:p text:style-name="P2"/>
      <text:p text:style-name="P3">Page 3</text:p>
      <text:p text:style-name="P2">The quest led Alex through dark caverns, across treacherous mountains, and into forgotten realms. Along the way, they encountered allies and adversaries, each with their own motives for seeking the artifact. The journey became a test of wit and courage.</text:p>
      <text:p text:style-name="P2"/>
      <text:p text:style-name="P3">Page 4</text:p>
      <text:p text:style-name="P2">As the landscapes changed, so did the challenges. Alex faced riddles from ancient guardians, crossed desolate wastelands, and navigated through ethereal mists that distorted time. The artifact remained elusive, revealing itself only in cryptic visions.</text:p>
      <text:p text:style-name="P2"/>
      <text:p text:style-name="P3">Page 5</text:p>
      <text:p text:style-name="P2">In a hidden temple, Alex confronted the guardian of the artifact—a mythical creature with the wisdom of ages. To prove worthy, Alex had to solve the enigma of existence itself. Success brought a revelation: the artifact was not just a source of power but a tool to reshape destinies.</text:p>
      <text:p text:style-name="P2"/>
      <text:p text:style-name="P3">Page 6</text:p>
      <text:p text:style-name="P2">Empowered with newfound knowledge, Alex faced a moral dilemma. The artifact could be used for good or evil, and its allure tested the boundaries of ambition. Torn between the responsibility to protect and the temptation to wield immense power, Alex grappled with the weight of destiny.</text:p>
      <text:p text:style-name="P2"/>
      <text:p text:style-name="P3">Page 7</text:p>
      <text:p text:style-name="P2">In the end, Alex made a choice that transcended personal desires. The artifact, once hidden, now lay in the hands of a guardian who vowed to use its power wisely. As the sun set on Everwood, the town remained oblivious to the epic journey that had unfolded, leaving only whispers of an enigmatic adventur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renz Zhao</meta:initial-creator>
    <meta:creation-date>2023-11-16T12:11:43.230000000</meta:creation-date>
    <dc:date>2023-11-24T12:56:13.634000000</dc:date>
    <dc:creator>Lorenz Zhao</dc:creator>
    <meta:editing-duration>PT7M1S</meta:editing-duration>
    <meta:editing-cycles>6</meta:editing-cycles>
    <meta:generator>LibreOffice/7.6.2.1$Windows_X86_64 LibreOffice_project/56f7684011345957bbf33a7ee678afaf4d2ba333</meta:generator>
    <meta:print-date>2023-11-24T12:54:34.627000000</meta:print-date>
    <meta:printed-by>PDF files: Lorenz Zhao</meta:printed-by>
    <meta:document-statistic meta:table-count="0" meta:image-count="0" meta:object-count="0" meta:page-count="7" meta:paragraph-count="14" meta:word-count="312" meta:character-count="1882" meta:non-whitespace-character-count="1585"/>
  </office:meta>
</office:document-meta>
</file>